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PopulationPrediction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Default" office:value-type="string">
            <text:p>Population Predictions Given Current Rate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/>
          <table:table-cell table:style-name="Default" office:value-type="string">
            <text:p>In other words an extrapolation!!!</text:p>
          </table:table-cell>
          <table:table-cell table:style-name="Default" table:number-columns-repeated="2"/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Default" office:value-type="float" office:value="320000000">
            <text:p>320000000</text:p>
          </table:table-cell>
          <table:table-cell table:style-name="Default" office:value-type="string">
            <text:p><text:s/>= Initial Population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5500000">
            <text:p>5500000</text:p>
          </table:table-cell>
          <table:table-cell table:style-name="Default" office:value-type="string">
            <text:p><text:s/>= Birth per year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Default" office:value-type="float" office:value="2600000">
            <text:p>2600000</text:p>
          </table:table-cell>
          <table:table-cell table:style-name="Default" office:value-type="string">
            <text:p><text:s/>= Deaths per year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Default" table:formula="of:=[.C7]/[.C6]" office:value-type="float" office:value="0.0171875">
            <text:p>0.0171875</text:p>
          </table:table-cell>
          <table:table-cell table:style-name="Default" office:value-type="string">
            <text:p><text:s/>= Birth Rate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Default" table:formula="of:=[.C8]/[.C6]" office:value-type="float" office:value="0.008125">
            <text:p>0.008125</text:p>
          </table:table-cell>
          <table:table-cell table:style-name="Default" office:value-type="string">
            <text:p><text:s/>= Death Rate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>
            <text:p>Years</text:p>
          </table:table-cell>
          <table:table-cell table:style-name="Default" office:value-type="string">
            <text:p>Population</text:p>
          </table:table-cell>
          <table:table-cell table:style-name="Default" office:value-type="string">
            <text:p>Births</text:p>
          </table:table-cell>
          <table:table-cell table:style-name="Default" office:value-type="string">
            <text:p>Deaths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C6]" office:value-type="float" office:value="320000000">
            <text:p>320000000</text:p>
          </table:table-cell>
          <table:table-cell table:formula="of:=[.C7]" office:value-type="float" office:value="5500000">
            <text:p>5500000</text:p>
          </table:table-cell>
          <table:table-cell table:formula="of:=[.C8]" office:value-type="float" office:value="2600000">
            <text:p>260000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C13]+[.D13]-[.E13]" office:value-type="float" office:value="322900000">
            <text:p>322900000</text:p>
          </table:table-cell>
          <table:table-cell table:formula="of:=[.C14]*[.$C$9]" office:value-type="float" office:value="5549843.75">
            <text:p>5549844</text:p>
          </table:table-cell>
          <table:table-cell table:formula="of:=[.C14]*[.$C$10]" office:value-type="float" office:value="2623562.5">
            <text:p>262356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C14]+[.D14]-[.E14]" office:value-type="float" office:value="325826281.25">
            <text:p>325826281</text:p>
          </table:table-cell>
          <table:table-cell table:formula="of:=[.C15]*[.$C$9]" office:value-type="float" office:value="5600139.20898438">
            <text:p>5600139</text:p>
          </table:table-cell>
          <table:table-cell table:formula="of:=[.C15]*[.$C$10]" office:value-type="float" office:value="2647338.53515625">
            <text:p>2647339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C15]+[.D15]-[.E15]" office:value-type="float" office:value="328779081.923828">
            <text:p>328779082</text:p>
          </table:table-cell>
          <table:table-cell table:formula="of:=[.C16]*[.$C$9]" office:value-type="float" office:value="5650890.4705658">
            <text:p>5650890</text:p>
          </table:table-cell>
          <table:table-cell table:formula="of:=[.C16]*[.$C$10]" office:value-type="float" office:value="2671330.0406311">
            <text:p>2671330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C16]+[.D16]-[.E16]" office:value-type="float" office:value="331758642.353763">
            <text:p>331758642</text:p>
          </table:table-cell>
          <table:table-cell table:formula="of:=[.C17]*[.$C$9]" office:value-type="float" office:value="5702101.6654553">
            <text:p>5702102</text:p>
          </table:table-cell>
          <table:table-cell table:formula="of:=[.C17]*[.$C$10]" office:value-type="float" office:value="2695538.96912432">
            <text:p>2695539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C17]+[.D17]-[.E17]" office:value-type="float" office:value="334765205.050094">
            <text:p>334765205</text:p>
          </table:table-cell>
          <table:table-cell table:formula="of:=[.C18]*[.$C$9]" office:value-type="float" office:value="5753776.96179849">
            <text:p>5753777</text:p>
          </table:table-cell>
          <table:table-cell table:formula="of:=[.C18]*[.$C$10]" office:value-type="float" office:value="2719967.29103201">
            <text:p>2719967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C18]+[.D18]-[.E18]" office:value-type="float" office:value="337799014.72086">
            <text:p>337799015</text:p>
          </table:table-cell>
          <table:table-cell table:formula="of:=[.C19]*[.$C$9]" office:value-type="float" office:value="5805920.56551479">
            <text:p>5805921</text:p>
          </table:table-cell>
          <table:table-cell table:formula="of:=[.C19]*[.$C$10]" office:value-type="float" office:value="2744616.99460699">
            <text:p>2744617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C19]+[.D19]-[.E19]" office:value-type="float" office:value="340860318.291768">
            <text:p>340860318</text:p>
          </table:table-cell>
          <table:table-cell table:formula="of:=[.C20]*[.$C$9]" office:value-type="float" office:value="5858536.72063977">
            <text:p>5858537</text:p>
          </table:table-cell>
          <table:table-cell table:formula="of:=[.C20]*[.$C$10]" office:value-type="float" office:value="2769490.08612062">
            <text:p>2769490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C20]+[.D20]-[.E20]" office:value-type="float" office:value="343949364.926287">
            <text:p>343949365</text:p>
          </table:table-cell>
          <table:table-cell table:formula="of:=[.C21]*[.$C$9]" office:value-type="float" office:value="5911629.70967056">
            <text:p>5911630</text:p>
          </table:table-cell>
          <table:table-cell table:formula="of:=[.C21]*[.$C$10]" office:value-type="float" office:value="2794588.59002608">
            <text:p>2794589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C21]+[.D21]-[.E21]" office:value-type="float" office:value="347066406.045932">
            <text:p>347066406</text:p>
          </table:table-cell>
          <table:table-cell table:formula="of:=[.C22]*[.$C$9]" office:value-type="float" office:value="5965203.85391445">
            <text:p>5965204</text:p>
          </table:table-cell>
          <table:table-cell table:formula="of:=[.C22]*[.$C$10]" office:value-type="float" office:value="2819914.5491232">
            <text:p>2819915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C22]+[.D22]-[.E22]" office:value-type="float" office:value="350211695.350723">
            <text:p>350211695</text:p>
          </table:table-cell>
          <table:table-cell table:formula="of:=[.C23]*[.$C$9]" office:value-type="float" office:value="6019263.51384055">
            <text:p>6019264</text:p>
          </table:table-cell>
          <table:table-cell table:formula="of:=[.C23]*[.$C$10]" office:value-type="float" office:value="2845470.02472462">
            <text:p>2845470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C23]+[.D23]-[.E23]" office:value-type="float" office:value="353385488.839839">
            <text:p>353385489</text:p>
          </table:table-cell>
          <table:table-cell table:formula="of:=[.C24]*[.$C$9]" office:value-type="float" office:value="6073813.08943473">
            <text:p>6073813</text:p>
          </table:table-cell>
          <table:table-cell table:formula="of:=[.C24]*[.$C$10]" office:value-type="float" office:value="2871257.09682369">
            <text:p>2871257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C24]+[.D24]-[.E24]" office:value-type="float" office:value="356588044.83245">
            <text:p>356588045</text:p>
          </table:table-cell>
          <table:table-cell table:formula="of:=[.C25]*[.$C$9]" office:value-type="float" office:value="6128857.02055773">
            <text:p>6128857</text:p>
          </table:table-cell>
          <table:table-cell table:formula="of:=[.C25]*[.$C$10]" office:value-type="float" office:value="2897277.86426366">
            <text:p>2897278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[.C25]+[.D25]-[.E25]" office:value-type="float" office:value="359819623.988744">
            <text:p>359819624</text:p>
          </table:table-cell>
          <table:table-cell table:formula="of:=[.C26]*[.$C$9]" office:value-type="float" office:value="6184399.78730654">
            <text:p>6184400</text:p>
          </table:table-cell>
          <table:table-cell table:formula="of:=[.C26]*[.$C$10]" office:value-type="float" office:value="2923534.44490855">
            <text:p>2923534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C26]+[.D26]-[.E26]" office:value-type="float" office:value="363080489.331142">
            <text:p>363080489</text:p>
          </table:table-cell>
          <table:table-cell table:formula="of:=[.C27]*[.$C$9]" office:value-type="float" office:value="6240445.910379">
            <text:p>6240446</text:p>
          </table:table-cell>
          <table:table-cell table:formula="of:=[.C27]*[.$C$10]" office:value-type="float" office:value="2950028.97581553">
            <text:p>2950029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C27]+[.D27]-[.E27]" office:value-type="float" office:value="366370906.265706">
            <text:p>366370906</text:p>
          </table:table-cell>
          <table:table-cell table:formula="of:=[.C28]*[.$C$9]" office:value-type="float" office:value="6296999.95144181">
            <text:p>6297000</text:p>
          </table:table-cell>
          <table:table-cell table:formula="of:=[.C28]*[.$C$10]" office:value-type="float" office:value="2976763.61340886">
            <text:p>2976764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[.C28]+[.D28]-[.E28]" office:value-type="float" office:value="369691142.603738">
            <text:p>369691143</text:p>
          </table:table-cell>
          <table:table-cell table:formula="of:=[.C29]*[.$C$9]" office:value-type="float" office:value="6354066.51350176">
            <text:p>6354067</text:p>
          </table:table-cell>
          <table:table-cell table:formula="of:=[.C29]*[.$C$10]" office:value-type="float" office:value="3003740.53365537">
            <text:p>3003741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C29]+[.D29]-[.E29]" office:value-type="float" office:value="373041468.583585">
            <text:p>373041469</text:p>
          </table:table-cell>
          <table:table-cell table:formula="of:=[.C30]*[.$C$9]" office:value-type="float" office:value="6411650.24128037">
            <text:p>6411650</text:p>
          </table:table-cell>
          <table:table-cell table:formula="of:=[.C30]*[.$C$10]" office:value-type="float" office:value="3030961.93224163">
            <text:p>3030962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C30]+[.D30]-[.E30]" office:value-type="float" office:value="376422156.892624">
            <text:p>376422157</text:p>
          </table:table-cell>
          <table:table-cell table:formula="of:=[.C31]*[.$C$9]" office:value-type="float" office:value="6469755.82159197">
            <text:p>6469756</text:p>
          </table:table-cell>
          <table:table-cell table:formula="of:=[.C31]*[.$C$10]" office:value-type="float" office:value="3058430.02475257">
            <text:p>3058430</text:p>
          </table:table-cell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C31]+[.D31]-[.E31]" office:value-type="float" office:value="379833482.689463">
            <text:p>379833483</text:p>
          </table:table-cell>
          <table:table-cell table:formula="of:=[.C32]*[.$C$9]" office:value-type="float" office:value="6528387.98372515">
            <text:p>6528388</text:p>
          </table:table-cell>
          <table:table-cell table:formula="of:=[.C32]*[.$C$10]" office:value-type="float" office:value="3086147.04685189">
            <text:p>3086147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C32]+[.D32]-[.E32]" office:value-type="float" office:value="383275723.626336">
            <text:p>383275724</text:p>
          </table:table-cell>
          <table:table-cell table:formula="of:=[.C33]*[.$C$9]" office:value-type="float" office:value="6587551.49982766">
            <text:p>6587551</text:p>
          </table:table-cell>
          <table:table-cell table:formula="of:=[.C33]*[.$C$10]" office:value-type="float" office:value="3114115.25446398">
            <text:p>3114115</text:p>
          </table:table-cell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[.C33]+[.D33]-[.E33]" office:value-type="float" office:value="386749159.8717">
            <text:p>386749160</text:p>
          </table:table-cell>
          <table:table-cell table:formula="of:=[.C34]*[.$C$9]" office:value-type="float" office:value="6647251.18529485">
            <text:p>6647251</text:p>
          </table:table-cell>
          <table:table-cell table:formula="of:=[.C34]*[.$C$10]" office:value-type="float" office:value="3142336.92395756">
            <text:p>3142337</text:p>
          </table:table-cell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[.C34]+[.D34]-[.E34]" office:value-type="float" office:value="390254074.133037">
            <text:p>390254074</text:p>
          </table:table-cell>
          <table:table-cell table:formula="of:=[.C35]*[.$C$9]" office:value-type="float" office:value="6707491.89916158">
            <text:p>6707492</text:p>
          </table:table-cell>
          <table:table-cell table:formula="of:=[.C35]*[.$C$10]" office:value-type="float" office:value="3170814.35233093">
            <text:p>3170814</text:p>
          </table:table-cell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C35]+[.D35]-[.E35]" office:value-type="float" office:value="393790751.679868">
            <text:p>393790752</text:p>
          </table:table-cell>
          <table:table-cell table:formula="of:=[.C36]*[.$C$9]" office:value-type="float" office:value="6768278.54449773">
            <text:p>6768279</text:p>
          </table:table-cell>
          <table:table-cell table:formula="of:=[.C36]*[.$C$10]" office:value-type="float" office:value="3199549.85739893">
            <text:p>3199550</text:p>
          </table:table-cell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[.C36]+[.D36]-[.E36]" office:value-type="float" office:value="397359480.366967">
            <text:p>397359480</text:p>
          </table:table-cell>
          <table:table-cell table:formula="of:=[.C37]*[.$C$9]" office:value-type="float" office:value="6829616.06880724">
            <text:p>6829616</text:p>
          </table:table-cell>
          <table:table-cell table:formula="of:=[.C37]*[.$C$10]" office:value-type="float" office:value="3228545.77798161">
            <text:p>3228546</text:p>
          </table:table-cell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C37]+[.D37]-[.E37]" office:value-type="float" office:value="400960550.657792">
            <text:p>400960551</text:p>
          </table:table-cell>
          <table:table-cell table:formula="of:=[.C38]*[.$C$9]" office:value-type="float" office:value="6891509.46443081">
            <text:p>6891509</text:p>
          </table:table-cell>
          <table:table-cell table:formula="of:=[.C38]*[.$C$10]" office:value-type="float" office:value="3257804.47409456">
            <text:p>3257804</text:p>
          </table:table-cell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[.C38]+[.D38]-[.E38]" office:value-type="float" office:value="404594255.648129">
            <text:p>404594256</text:p>
          </table:table-cell>
          <table:table-cell table:formula="of:=[.C39]*[.$C$9]" office:value-type="float" office:value="6953963.76895221">
            <text:p>6953964</text:p>
          </table:table-cell>
          <table:table-cell table:formula="of:=[.C39]*[.$C$10]" office:value-type="float" office:value="3287328.32714105">
            <text:p>3287328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[.C39]+[.D39]-[.E39]" office:value-type="float" office:value="408260891.08994">
            <text:p>408260891</text:p>
          </table:table-cell>
          <table:table-cell table:formula="of:=[.C40]*[.$C$9]" office:value-type="float" office:value="7016984.06560834">
            <text:p>7016984</text:p>
          </table:table-cell>
          <table:table-cell table:formula="of:=[.C40]*[.$C$10]" office:value-type="float" office:value="3317119.74010576">
            <text:p>3317120</text:p>
          </table:table-cell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[.C40]+[.D40]-[.E40]" office:value-type="float" office:value="411960755.415442">
            <text:p>411960755</text:p>
          </table:table-cell>
          <table:table-cell table:formula="of:=[.C41]*[.$C$9]" office:value-type="float" office:value="7080575.48370292">
            <text:p>7080575</text:p>
          </table:table-cell>
          <table:table-cell table:formula="of:=[.C41]*[.$C$10]" office:value-type="float" office:value="3347181.13775047">
            <text:p>3347181</text:p>
          </table:table-cell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[.C41]+[.D41]-[.E41]" office:value-type="float" office:value="415694149.761395">
            <text:p>415694150</text:p>
          </table:table-cell>
          <table:table-cell table:formula="of:=[.C42]*[.$C$9]" office:value-type="float" office:value="7144743.19902398">
            <text:p>7144743</text:p>
          </table:table-cell>
          <table:table-cell table:formula="of:=[.C42]*[.$C$10]" office:value-type="float" office:value="3377514.96681133">
            <text:p>3377515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C42]+[.D42]-[.E42]" office:value-type="float" office:value="419461377.993607">
            <text:p>419461378</text:p>
          </table:table-cell>
          <table:table-cell table:formula="of:=[.C43]*[.$C$9]" office:value-type="float" office:value="7209492.43426513">
            <text:p>7209492</text:p>
          </table:table-cell>
          <table:table-cell table:formula="of:=[.C43]*[.$C$10]" office:value-type="float" office:value="3408123.69619806">
            <text:p>3408124</text:p>
          </table:table-cell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[.C43]+[.D43]-[.E43]" office:value-type="float" office:value="423262746.731675">
            <text:p>423262747</text:p>
          </table:table-cell>
          <table:table-cell table:formula="of:=[.C44]*[.$C$9]" office:value-type="float" office:value="7274828.45945066">
            <text:p>7274828</text:p>
          </table:table-cell>
          <table:table-cell table:formula="of:=[.C44]*[.$C$10]" office:value-type="float" office:value="3439009.81719486">
            <text:p>3439010</text:p>
          </table:table-cell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[.C44]+[.D44]-[.E44]" office:value-type="float" office:value="427098565.37393">
            <text:p>427098565</text:p>
          </table:table-cell>
          <table:table-cell table:formula="of:=[.C45]*[.$C$9]" office:value-type="float" office:value="7340756.59236443">
            <text:p>7340757</text:p>
          </table:table-cell>
          <table:table-cell table:formula="of:=[.C45]*[.$C$10]" office:value-type="float" office:value="3470175.84366318">
            <text:p>3470176</text:p>
          </table:table-cell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[.C45]+[.D45]-[.E45]" office:value-type="float" office:value="430969146.122632">
            <text:p>430969146</text:p>
          </table:table-cell>
          <table:table-cell table:formula="of:=[.C46]*[.$C$9]" office:value-type="float" office:value="7407282.19898273">
            <text:p>7407282</text:p>
          </table:table-cell>
          <table:table-cell table:formula="of:=[.C46]*[.$C$10]" office:value-type="float" office:value="3501624.31224638">
            <text:p>3501624</text:p>
          </table:table-cell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[.C46]+[.D46]-[.E46]" office:value-type="float" office:value="434874804.009368">
            <text:p>434874804</text:p>
          </table:table-cell>
          <table:table-cell table:formula="of:=[.C47]*[.$C$9]" office:value-type="float" office:value="7474410.69391101">
            <text:p>7474411</text:p>
          </table:table-cell>
          <table:table-cell table:formula="of:=[.C47]*[.$C$10]" office:value-type="float" office:value="3533357.78257611">
            <text:p>3533358</text:p>
          </table:table-cell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C47]+[.D47]-[.E47]" office:value-type="float" office:value="438815856.920703">
            <text:p>438815857</text:p>
          </table:table-cell>
          <table:table-cell table:formula="of:=[.C48]*[.$C$9]" office:value-type="float" office:value="7542147.54082458">
            <text:p>7542148</text:p>
          </table:table-cell>
          <table:table-cell table:formula="of:=[.C48]*[.$C$10]" office:value-type="float" office:value="3565378.83748071">
            <text:p>3565379</text:p>
          </table:table-cell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[.C48]+[.D48]-[.E48]" office:value-type="float" office:value="442792625.624047">
            <text:p>442792626</text:p>
          </table:table-cell>
          <table:table-cell table:formula="of:=[.C49]*[.$C$9]" office:value-type="float" office:value="7610498.2529133">
            <text:p>7610498</text:p>
          </table:table-cell>
          <table:table-cell table:formula="of:=[.C49]*[.$C$10]" office:value-type="float" office:value="3597690.08319538">
            <text:p>3597690</text:p>
          </table:table-cell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[.C49]+[.D49]-[.E49]" office:value-type="float" office:value="446805433.793765">
            <text:p>446805434</text:p>
          </table:table-cell>
          <table:table-cell table:formula="of:=[.C50]*[.$C$9]" office:value-type="float" office:value="7679468.39333033">
            <text:p>7679468</text:p>
          </table:table-cell>
          <table:table-cell table:formula="of:=[.C50]*[.$C$10]" office:value-type="float" office:value="3630294.14957434">
            <text:p>3630294</text:p>
          </table:table-cell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C50]+[.D50]-[.E50]" office:value-type="float" office:value="450854608.037521">
            <text:p>450854608</text:p>
          </table:table-cell>
          <table:table-cell table:formula="of:=[.C51]*[.$C$9]" office:value-type="float" office:value="7749063.57564489">
            <text:p>7749064</text:p>
          </table:table-cell>
          <table:table-cell table:formula="of:=[.C51]*[.$C$10]" office:value-type="float" office:value="3663193.69030485">
            <text:p>3663194</text:p>
          </table:table-cell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[.C51]+[.D51]-[.E51]" office:value-type="float" office:value="454940477.922861">
            <text:p>454940478</text:p>
          </table:table-cell>
          <table:table-cell table:formula="of:=[.C52]*[.$C$9]" office:value-type="float" office:value="7819289.46429917">
            <text:p>7819289</text:p>
          </table:table-cell>
          <table:table-cell table:formula="of:=[.C52]*[.$C$10]" office:value-type="float" office:value="3696391.38312324">
            <text:p>3696391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[.C52]+[.D52]-[.E52]" office:value-type="float" office:value="459063376.004037">
            <text:p>459063376</text:p>
          </table:table-cell>
          <table:table-cell table:formula="of:=[.C53]*[.$C$9]" office:value-type="float" office:value="7890151.77506938">
            <text:p>7890152</text:p>
          </table:table-cell>
          <table:table-cell table:formula="of:=[.C53]*[.$C$10]" office:value-type="float" office:value="3729889.9300328">
            <text:p>3729890</text:p>
          </table:table-cell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[.C53]+[.D53]-[.E53]" office:value-type="float" office:value="463223637.849073">
            <text:p>463223638</text:p>
          </table:table-cell>
          <table:table-cell table:formula="of:=[.C54]*[.$C$9]" office:value-type="float" office:value="7961656.27553094">
            <text:p>7961656</text:p>
          </table:table-cell>
          <table:table-cell table:formula="of:=[.C54]*[.$C$10]" office:value-type="float" office:value="3763692.05752372">
            <text:p>3763692</text:p>
          </table:table-cell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[.C54]+[.D54]-[.E54]" office:value-type="float" office:value="467421602.06708">
            <text:p>467421602</text:p>
          </table:table-cell>
          <table:table-cell table:formula="of:=[.C55]*[.$C$9]" office:value-type="float" office:value="8033808.78552794">
            <text:p>8033809</text:p>
          </table:table-cell>
          <table:table-cell table:formula="of:=[.C55]*[.$C$10]" office:value-type="float" office:value="3797800.51679503">
            <text:p>3797801</text:p>
          </table:table-cell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[.C55]+[.D55]-[.E55]" office:value-type="float" office:value="471657610.335813">
            <text:p>471657610</text:p>
          </table:table-cell>
          <table:table-cell table:formula="of:=[.C56]*[.$C$9]" office:value-type="float" office:value="8106615.17764679">
            <text:p>8106615</text:p>
          </table:table-cell>
          <table:table-cell table:formula="of:=[.C56]*[.$C$10]" office:value-type="float" office:value="3832218.08397848">
            <text:p>3832218</text:p>
          </table:table-cell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[.C56]+[.D56]-[.E56]" office:value-type="float" office:value="475932007.429482">
            <text:p>475932007</text:p>
          </table:table-cell>
          <table:table-cell table:formula="of:=[.C57]*[.$C$9]" office:value-type="float" office:value="8180081.37769422">
            <text:p>8180081</text:p>
          </table:table-cell>
          <table:table-cell table:formula="of:=[.C57]*[.$C$10]" office:value-type="float" office:value="3866947.56036454">
            <text:p>3866948</text:p>
          </table:table-cell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[.C57]+[.D57]-[.E57]" office:value-type="float" office:value="480245141.246811">
            <text:p>480245141</text:p>
          </table:table-cell>
          <table:table-cell table:formula="of:=[.C58]*[.$C$9]" office:value-type="float" office:value="8254213.36517957">
            <text:p>8254213</text:p>
          </table:table-cell>
          <table:table-cell table:formula="of:=[.C58]*[.$C$10]" office:value-type="float" office:value="3901991.77263034">
            <text:p>3901992</text:p>
          </table:table-cell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[.C58]+[.D58]-[.E58]" office:value-type="float" office:value="484597362.83936">
            <text:p>484597363</text:p>
          </table:table-cell>
          <table:table-cell table:formula="of:=[.C59]*[.$C$9]" office:value-type="float" office:value="8329017.17380151">
            <text:p>8329017</text:p>
          </table:table-cell>
          <table:table-cell table:formula="of:=[.C59]*[.$C$10]" office:value-type="float" office:value="3937353.5730698">
            <text:p>3937354</text:p>
          </table:table-cell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[.C59]+[.D59]-[.E59]" office:value-type="float" office:value="488989026.440092">
            <text:p>488989026</text:p>
          </table:table-cell>
          <table:table-cell table:formula="of:=[.C60]*[.$C$9]" office:value-type="float" office:value="8404498.89193908">
            <text:p>8404499</text:p>
          </table:table-cell>
          <table:table-cell table:formula="of:=[.C60]*[.$C$10]" office:value-type="float" office:value="3973035.83982575">
            <text:p>3973036</text:p>
          </table:table-cell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[.C60]+[.D60]-[.E60]" office:value-type="float" office:value="493420489.492206">
            <text:p>493420489</text:p>
          </table:table-cell>
          <table:table-cell table:formula="of:=[.C61]*[.$C$9]" office:value-type="float" office:value="8480664.66314728">
            <text:p>8480665</text:p>
          </table:table-cell>
          <table:table-cell table:formula="of:=[.C61]*[.$C$10]" office:value-type="float" office:value="4009041.47712417">
            <text:p>4009041</text:p>
          </table:table-cell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[.C61]+[.D61]-[.E61]" office:value-type="float" office:value="497892112.678229">
            <text:p>497892113</text:p>
          </table:table-cell>
          <table:table-cell table:formula="of:=[.C62]*[.$C$9]" office:value-type="float" office:value="8557520.68665706">
            <text:p>8557521</text:p>
          </table:table-cell>
          <table:table-cell table:formula="of:=[.C62]*[.$C$10]" office:value-type="float" office:value="4045373.41551061">
            <text:p>4045373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[.C62]+[.D62]-[.E62]" office:value-type="float" office:value="502404259.949375">
            <text:p>502404260</text:p>
          </table:table-cell>
          <table:table-cell table:formula="of:=[.C63]*[.$C$9]" office:value-type="float" office:value="8635073.21787989">
            <text:p>8635073</text:p>
          </table:table-cell>
          <table:table-cell table:formula="of:=[.C63]*[.$C$10]" office:value-type="float" office:value="4082034.61208867">
            <text:p>40820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11/03/2016</text:date>, <text:time>10:3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6-11-03T10:25:37.39</meta:creation-date>
    <dc:date>2016-11-03T10:38:43.74</dc:date>
    <dc:creator>RCC RCCD</dc:creator>
    <meta:editing-duration>PT13M8S</meta:editing-duration>
    <meta:editing-cycles>1</meta:editing-cycles>
    <meta:document-statistic meta:table-count="1" meta:cell-count="220" meta:object-count="0"/>
    <meta:generator>OpenOffice/4.1.2$Win32 OpenOffice.org_project/412m3$Build-9782</meta:generator>
  </office:meta>
</office:document-meta>
</file>